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629cm" svg:height="5.29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125cm" svg:height="4.427cm" svg:x="1.23cm" svg:y="1.207cm">
          <draw:text-box>
            <text:p>Type:</text:p>
            <text:p><text:span text:style-name="T1"><text:s text:c="2"/></text:span><text:span text:style-name="T1">COUNT,</text:span></text:p>
            <text:p><text:span text:style-name="T1"><text:s text:c="2"/></text:span><text:span text:style-name="T1">INCREMENTING,</text:span></text:p>
            <text:p><text:span text:style-name="T1"><text:s text:c="2"/></text:span><text:span text:style-name="T1">PRE,</text:span></text:p>
            <text:p><text:span text:style-name="T1"><text:s text:c="2"/></text:span><text:span text:style-name="T1">ACCEPT,</text:span></text:p>
            <text:p><text:span text:style-name="T1"><text:s text:c="2"/></text:span><text:span text:style-name="T1">POST,</text:span></text:p>
          </draw:text-box>
        </draw:frame>
        <draw:custom-shape draw:style-name="gr3" draw:text-style-name="P1" draw:layer="layout" svg:width="4.781cm" svg:height="4.364cm" svg:x="1.369cm" svg:y="1.3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745cm" svg:height="2.549cm" svg:x="6.568cm" svg:y="1.393cm">
          <draw:text-box>
            <text:p>d_rule</text:p>
            <text:p>d_type</text:p>
            <text:p>d_tailCount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14M10S</meta:editing-duration>
    <meta:editing-cycles>7</meta:editing-cycles>
    <dc:date>2011-05-20T09:32:09</dc:date>
    <meta:generator>LibreOffice/3.3$Linux LibreOffice_project/330m19$Build-202</meta:generator>
    <meta:document-statistic meta:object-count="27"/>
  </office:meta>
</office:document-meta>
</file>